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frame draw:style-name="fr1" draw:name="Object1" text:anchor-type="paragraph" svg:width="6.8764in" svg:height="3.514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1-06-23T15:04:06.19</meta:creation-date>
    <meta:generator>OpenOffice/4.1.2$Win32 OpenOffice.org_project/412m3$Build-9782</meta:generator>
    <dc:date>2022-02-21T15:09:57.64</dc:date>
    <dc:creator>James Lombardi</dc:creator>
    <meta:editing-duration>PT8M16S</meta:editing-duration>
    <meta:editing-cycles>5</meta:editing-cycles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1.1799in"/>
    </style:style>
    <style:style style:name="co3" style:family="table-column">
      <style:table-column-properties fo:break-before="auto" style:column-width="0.6118in"/>
    </style:style>
    <style:style style:name="co4" style:family="table-column">
      <style:table-column-properties fo:break-before="auto" style:column-width="0.3272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0.3492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0.4693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style:font-name="Times New Roman" fo:font-size="12pt" style:font-size-asian="12pt" style:font-size-complex="12pt"/>
    </style:style>
    <style:style style:name="ce5" style:family="table-cell" style:parent-style-name="Default" style:data-style-name="N117">
      <style:text-properties style:font-name="Times New Roman" fo:font-size="12pt" style:font-size-asian="12pt" style:font-size-complex="12pt"/>
    </style:style>
    <style:style style:name="ce10" style:family="table-cell" style:parent-style-name="Default" style:data-style-name="N117"/>
    <style:style style:name="ce11" style:family="table-cell" style:parent-style-name="Default" style:data-style-name="N0">
      <style:text-properties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style>
    <style:style style:name="ce2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3" style:family="table-cell" style:parent-style-name="Default" style:data-style-name="N100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 style:data-style-name="N0">
      <style:text-properties style:font-name="Times New Roman" fo:font-size="12pt" style:font-name-asian="Lucida Sans Unicode" style:font-size-asian="12pt" style:language-asian="en" style:country-asian="US" style:font-name-complex="Tahoma" style:font-size-complex="12pt" style:language-complex="en" style:country-complex="US"/>
    </style:style>
    <style:style style:name="ce6" style:family="table-cell" style:parent-style-name="Default">
      <style:text-properties style:font-name="Times New Roman" fo:font-size="12pt" fo:language="en" fo:country="US" fo:font-style="normal" style:font-name-asian="Lucida Sans Unicode" style:font-size-asian="12pt" style:language-asian="en" style:country-asian="US" style:font-style-asian="normal" style:font-name-complex="Tahoma" style:font-size-complex="12pt" style:language-complex="en" style:country-complex="US" style:font-style-complex="normal"/>
    </style:style>
    <style:style style:name="ce7" style:family="table-cell" style:parent-style-name="Default" style:data-style-name="N0"/>
    <style:style style:name="ce8" style:family="table-cell" style:parent-style-name="Default"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5" style:family="text">
      <style:text-properties style:text-position="33% 58%" fo:font-size="14pt" style:font-size-asian="14pt" style:font-size-complex="14pt"/>
    </style:style>
    <style:style style:name="T6" style:family="text">
      <style:text-properties style:text-position="33% 58%"/>
    </style:style>
    <style:style style:name="T7" style:family="text">
      <style:text-properties fo:font-size="12pt" fo:language="en" fo:country="US" fo:font-style="normal" style:font-size-asian="12pt" style:font-style-asian="normal" style:font-size-complex="6.80000019073486pt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1"/>
        <table:table-column table:style-name="co3" table:default-cell-style-name="ce5"/>
        <table:table-column table:style-name="co4" table:default-cell-style-name="ce1"/>
        <table:table-column table:style-name="co5" table:default-cell-style-name="ce1"/>
        <table:table-column table:style-name="co3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5"/>
        <table:table-row table:style-name="ro1">
          <table:table-cell table:style-name="ce1" office:value-type="string">
            <text:p>Table 1. Orbital radii of satellites and rings of Uranus, Jupiter and Neptune in units of their equatorial radii.</text:p>
          </table:table-cell>
          <table:table-cell table:style-name="ce5"/>
          <table:table-cell table:style-name="ce1"/>
          <table:table-cell/>
          <table:table-cell table:style-name="ce5"/>
          <table:table-cell table:style-name="ce1"/>
          <table:table-cell/>
          <table:table-cell table:style-name="ce5"/>
          <table:table-cell table:style-name="ce7"/>
        </table:table-row>
        <table:table-row table:style-name="ro2">
          <table:table-cell table:style-name="ce1" office:value-type="string">
            <text:p>For instance if <text:span text:style-name="T1">R</text:span><text:span text:style-name="T2">U</text:span> is the equatorial radius of Uranus in km and <text:span text:style-name="T1">r</text:span><text:span text:style-name="T2">ui</text:span><text:span text:style-name="T3"> is</text:span><text:span text:style-name="T1"> </text:span><text:span text:style-name="T3">the orbital radius of a Uranian satellite</text:span></text:p>
          </table:table-cell>
          <table:table-cell table:style-name="ce5"/>
          <table:table-cell table:style-name="ce1"/>
          <table:table-cell/>
          <table:table-cell table:style-name="ce5"/>
          <table:table-cell table:style-name="ce1"/>
          <table:table-cell/>
          <table:table-cell table:style-name="ce5"/>
          <table:table-cell table:style-name="ce7"/>
        </table:table-row>
        <table:table-row table:style-name="ro3">
          <table:table-cell table:style-name="ce1" office:value-type="string">
            <text:p>in km, then <text:span text:style-name="T1">R</text:span><text:span text:style-name="T4">ui</text:span> = <text:span text:style-name="T1">r</text:span><text:span text:style-name="T2">ui</text:span><text:span text:style-name="T1">/R</text:span><text:span text:style-name="T2">U <text:s/></text:span>is its orbital radius in units of <text:span text:style-name="T1">R</text:span><text:span text:style-name="T2">U</text:span>. <text:s/></text:p>
          </table:table-cell>
          <table:table-cell table:style-name="ce5"/>
          <table:table-cell table:style-name="ce1"/>
          <table:table-cell/>
          <table:table-cell table:style-name="ce5"/>
          <table:table-cell table:style-name="ce1"/>
          <table:table-cell/>
          <table:table-cell table:style-name="ce5"/>
          <table:table-cell table:style-name="ce7"/>
        </table:table-row>
        <table:table-row table:style-name="ro1">
          <table:table-cell table:number-columns-repeated="9"/>
        </table:table-row>
        <table:table-row table:style-name="ro3">
          <table:table-cell table:style-name="ce3" office:value-type="string">
            <text:p><text:s text:c="4"/>i</text:p>
          </table:table-cell>
          <table:table-cell table:style-name="ce6" office:value-type="string">
            <text:p>Uranian Satellites</text:p>
          </table:table-cell>
          <table:table-cell table:style-name="ce8" office:value-type="string">
            <text:p><text:s text:c="5"/><text:span text:style-name="T1">R</text:span><text:span text:style-name="T4">ui</text:span><text:span text:style-name="T5">a</text:span></text:p>
          </table:table-cell>
          <table:table-cell/>
          <table:table-cell table:style-name="ce11" office:value-type="string">
            <text:p>Jovian Satellites</text:p>
          </table:table-cell>
          <table:table-cell office:value-type="string">
            <text:p><text:s text:c="5"/><text:span text:style-name="T1">R</text:span><text:span text:style-name="T4">ji</text:span><text:span text:style-name="T5">a</text:span></text:p>
          </table:table-cell>
          <table:table-cell/>
          <table:table-cell table:style-name="ce11" office:value-type="string">
            <text:p>Neptunian Satellites</text:p>
          </table:table-cell>
          <table:table-cell office:value-type="string">
            <text:p><text:s text:c="2"/><text:span text:style-name="T1">R</text:span><text:span text:style-name="T4">ni</text:span><text:span text:style-name="T5">a</text:span></text:p>
          </table:table-cell>
        </table:table-row>
        <table:table-row table:style-name="ro1">
          <table:table-cell office:value-type="string">
            <text:p><text:s text:c="4"/>1</text:p>
          </table:table-cell>
          <table:table-cell office:value-type="string">
            <text:p><text:s text:c="4"/>Bianca</text:p>
          </table:table-cell>
          <table:table-cell office:value-type="float" office:value="2.31620955436441">
            <text:p>2.316</text:p>
          </table:table-cell>
          <table:table-cell table:number-columns-repeated="6"/>
        </table:table-row>
        <table:table-row table:style-name="ro1">
          <table:table-cell office:value-type="string">
            <text:p><text:s text:c="2"/>3&amp;4</text:p>
          </table:table-cell>
          <table:table-cell office:value-type="string">
            <text:p><text:s text:c="4"/>Cressida</text:p>
          </table:table-cell>
          <table:table-cell office:value-type="float" office:value="2.41793497398177">
            <text:p>2.418</text:p>
          </table:table-cell>
          <table:table-cell table:number-columns-repeated="4"/>
          <table:table-cell office:value-type="string">
            <text:p><text:s text:c="4"/>Naiad</text:p>
          </table:table-cell>
          <table:table-cell office:value-type="float" office:value="1.94730679156909">
            <text:p>1.947</text:p>
          </table:table-cell>
        </table:table-row>
        <table:table-row table:style-name="ro1">
          <table:table-cell office:value-type="string">
            <text:p><text:s text:c="2"/>5&amp;6</text:p>
          </table:table-cell>
          <table:table-cell office:value-type="string">
            <text:p><text:s text:c="4"/>Desdemona <text:s text:c="2"/></text:p>
          </table:table-cell>
          <table:table-cell office:value-type="float" office:value="2.45314761923393">
            <text:p>2.453</text:p>
          </table:table-cell>
          <table:table-cell table:number-columns-repeated="4"/>
          <table:table-cell office:value-type="string">
            <text:p><text:s text:c="4"/>Thalassa</text:p>
          </table:table-cell>
          <table:table-cell office:value-type="float" office:value="2.02192522005976">
            <text:p>2.022</text:p>
          </table:table-cell>
        </table:table-row>
        <table:table-row table:style-name="ro1">
          <table:table-cell office:value-type="string">
            <text:p><text:s text:c="4"/>7</text:p>
          </table:table-cell>
          <table:table-cell office:value-type="string">
            <text:p><text:s text:c="4"/>Juliet <text:s/></text:p>
          </table:table-cell>
          <table:table-cell office:value-type="float" office:value="2.51966039359912">
            <text:p>2.520</text:p>
          </table:table-cell>
          <table:table-cell table:number-columns-repeated="4"/>
          <table:table-cell office:value-type="string">
            <text:p><text:s text:c="4"/>Despina</text:p>
          </table:table-cell>
          <table:table-cell office:value-type="float" office:value="2.12089154485989">
            <text:p>2.121</text:p>
          </table:table-cell>
        </table:table-row>
        <table:table-row table:style-name="ro4">
          <table:table-cell office:value-type="string">
            <text:p><text:s text:c="4"/>9</text:p>
          </table:table-cell>
          <table:table-cell office:value-type="string">
            <text:p><text:s text:c="4"/>Portia</text:p>
          </table:table-cell>
          <table:table-cell office:value-type="float" office:value="2.58617316796432">
            <text:p>2.586</text:p>
          </table:table-cell>
          <table:table-cell table:number-columns-repeated="4"/>
          <table:table-cell office:value-type="string">
            <text:p><text:s text:c="4"/>Rings LeV&amp;Las<text:span text:style-name="T5">c</text:span></text:p>
          </table:table-cell>
          <table:table-cell office:value-type="float" office:value="2.14810627473149">
            <text:p>2.148</text:p>
          </table:table-cell>
        </table:table-row>
        <table:table-row table:style-name="ro1">
          <table:table-cell office:value-type="string">
            <text:p><text:s text:c="3"/>10</text:p>
          </table:table-cell>
          <table:table-cell office:value-type="string">
            <text:p><text:s text:c="4"/>Rosalind</text:p>
          </table:table-cell>
          <table:table-cell office:value-type="float" office:value="2.73484878125122">
            <text:p>2.735</text:p>
          </table:table-cell>
          <table:table-cell table:number-columns-repeated="4"/>
          <table:table-cell office:value-type="string">
            <text:p><text:s text:c="4"/>Ring Arago</text:p>
          </table:table-cell>
          <table:table-cell office:value-type="float" office:value="2.3096180247113">
            <text:p>2.310</text:p>
          </table:table-cell>
        </table:table-row>
        <table:table-row table:style-name="ro4">
          <table:table-cell/>
          <table:table-cell office:value-type="string">
            <text:p><text:s text:c="4"/>Cupid<text:span text:style-name="T5">b</text:span></text:p>
          </table:table-cell>
          <table:table-cell table:style-name="ce9" office:value-type="float" office:value="2.911">
            <text:p>2.911</text:p>
          </table:table-cell>
          <table:table-cell table:number-columns-repeated="6"/>
        </table:table-row>
        <table:table-row table:style-name="ro1">
          <table:table-cell office:value-type="string">
            <text:p><text:s text:c="3"/>11</text:p>
          </table:table-cell>
          <table:table-cell office:value-type="string">
            <text:p><text:s text:c="4"/>Belinda</text:p>
          </table:table-cell>
          <table:table-cell office:value-type="float" office:value="2.94612465276419">
            <text:p>2.946</text:p>
          </table:table-cell>
          <table:table-cell/>
          <table:table-cell office:value-type="string">
            <text:p><text:s text:c="4"/>Metis</text:p>
          </table:table-cell>
          <table:table-cell office:value-type="float" office:value="1.79041011581715">
            <text:p>1.790</text:p>
          </table:table-cell>
          <table:table-cell/>
          <table:table-cell office:value-type="string">
            <text:p>Galatea &amp; Unnamed ring</text:p>
          </table:table-cell>
          <table:table-cell office:value-type="float" office:value="2.50153436162481">
            <text:p>2.502</text:p>
          </table:table-cell>
        </table:table-row>
        <table:table-row table:style-name="ro1">
          <table:table-cell office:value-type="string">
            <text:p><text:s text:c="3"/>12</text:p>
          </table:table-cell>
          <table:table-cell office:value-type="string">
            <text:p><text:s text:c="4"/>Perdita</text:p>
          </table:table-cell>
          <table:table-cell office:value-type="float" office:value="2.98994483352244">
            <text:p>2.990</text:p>
          </table:table-cell>
          <table:table-cell/>
          <table:table-cell office:value-type="string">
            <text:p><text:s text:c="4"/>Adrastea</text:p>
          </table:table-cell>
          <table:table-cell office:value-type="float" office:value="1.80439769484698">
            <text:p>1.804</text:p>
          </table:table-cell>
          <table:table-cell/>
          <table:table-cell office:value-type="string">
            <text:p><text:s text:c="4"/>Ring Adams <text:s text:c="2"/></text:p>
          </table:table-cell>
          <table:table-cell office:value-type="float" office:value="2.54110474036986">
            <text:p>2.541</text:p>
          </table:table-cell>
        </table:table-row>
        <table:table-row table:style-name="ro1">
          <table:table-cell office:value-type="string">
            <text:p>13&amp;14</text:p>
          </table:table-cell>
          <table:table-cell office:value-type="string">
            <text:p><text:s text:c="4"/>Puck</text:p>
          </table:table-cell>
          <table:table-cell office:value-type="float" office:value="3.364763879651">
            <text:p>3.365</text:p>
          </table:table-cell>
          <table:table-cell/>
          <table:table-cell office:value-type="string">
            <text:p><text:s text:c="4"/>Amalthea</text:p>
          </table:table-cell>
          <table:table-cell office:value-type="float" office:value="2.53734683600962">
            <text:p>2.537</text:p>
          </table:table-cell>
          <table:table-cell/>
          <table:table-cell office:value-type="string">
            <text:p><text:s text:c="4"/>Larissa</text:p>
          </table:table-cell>
          <table:table-cell office:value-type="float" office:value="2.96971654687879">
            <text:p>2.970</text:p>
          </table:table-cell>
        </table:table-row>
        <table:table-row table:style-name="ro1">
          <table:table-cell office:value-type="string">
            <text:p><text:s text:c="3"/>15</text:p>
          </table:table-cell>
          <table:table-cell office:value-type="string">
            <text:p><text:s text:c="4"/>Mab</text:p>
          </table:table-cell>
          <table:table-cell office:value-type="float" office:value="3.82409327438476">
            <text:p>3.824</text:p>
          </table:table-cell>
          <table:table-cell/>
          <table:table-cell office:value-type="string">
            <text:p><text:s text:c="4"/>Thebe</text:p>
          </table:table-cell>
          <table:table-cell office:value-type="float" office:value="3.1038437867174">
            <text:p>3.104</text:p>
          </table:table-cell>
          <table:table-cell/>
          <table:table-cell office:value-type="string">
            <text:p><text:s text:c="4"/>Hippocamp </text:p>
          </table:table-cell>
          <table:table-cell office:value-type="float" office:value="4.25179681821853">
            <text:p>4.252</text:p>
          </table:table-cell>
        </table:table-row>
        <table:table-row table:style-name="ro1">
          <table:table-cell office:value-type="string">
            <text:p><text:s text:c="3"/>16</text:p>
          </table:table-cell>
          <table:table-cell office:value-type="string">
            <text:p><text:s text:c="4"/>Miranda</text:p>
          </table:table-cell>
          <table:table-cell office:value-type="float" office:value="5.08235846472867">
            <text:p>5.082</text:p>
          </table:table-cell>
          <table:table-cell/>
          <table:table-cell office:value-type="string">
            <text:p><text:s text:c="4"/>Io</text:p>
          </table:table-cell>
          <table:table-cell office:value-type="float" office:value="5.89996083477872">
            <text:p>5.900</text:p>
          </table:table-cell>
          <table:table-cell/>
          <table:table-cell office:value-type="string">
            <text:p><text:s text:c="4"/>Proteus</text:p>
          </table:table-cell>
          <table:table-cell office:value-type="float" office:value="4.75034321246871">
            <text:p>4.750</text:p>
          </table:table-cell>
        </table:table-row>
        <table:table-row table:style-name="ro1">
          <table:table-cell office:value-type="string">
            <text:p><text:s text:c="3"/>17</text:p>
          </table:table-cell>
          <table:table-cell office:value-type="string">
            <text:p><text:s text:c="4"/>Ariel</text:p>
          </table:table-cell>
          <table:table-cell office:value-type="float" office:value="7.4689933095974">
            <text:p>7.469</text:p>
          </table:table-cell>
          <table:table-cell/>
          <table:table-cell office:value-type="string">
            <text:p><text:s text:c="4"/>Europa</text:p>
          </table:table-cell>
          <table:table-cell office:value-type="float" office:value="9.38706428691322">
            <text:p>9.387</text:p>
          </table:table-cell>
          <table:table-cell table:number-columns-repeated="3"/>
        </table:table-row>
        <table:table-row table:style-name="ro1">
          <table:table-cell office:value-type="string">
            <text:p><text:s text:c="3"/>18</text:p>
          </table:table-cell>
          <table:table-cell office:value-type="string">
            <text:p><text:s text:c="4"/>Umbriel</text:p>
          </table:table-cell>
          <table:table-cell office:value-type="float" office:value="10.4072929300833">
            <text:p>10.407</text:p>
          </table:table-cell>
          <table:table-cell/>
          <table:table-cell office:value-type="string">
            <text:p><text:s text:c="4"/>Ganymede</text:p>
          </table:table-cell>
          <table:table-cell office:value-type="float" office:value="14.972304593521">
            <text:p>14.972</text:p>
          </table:table-cell>
          <table:table-cell table:number-columns-repeated="3"/>
        </table:table-row>
        <table:table-row table:style-name="ro1">
          <table:table-cell office:value-type="string">
            <text:p><text:s text:c="3"/>19</text:p>
          </table:table-cell>
          <table:table-cell office:value-type="string">
            <text:p><text:s text:c="4"/>Titania</text:p>
          </table:table-cell>
          <table:table-cell office:value-type="float" office:value="17.0703079150201">
            <text:p>17.070</text:p>
          </table:table-cell>
          <table:table-cell/>
          <table:table-cell office:value-type="string">
            <text:p><text:s text:c="4"/>Callisto</text:p>
          </table:table-cell>
          <table:table-cell office:value-type="float" office:value="26.334415039445">
            <text:p>26.334</text:p>
          </table:table-cell>
          <table:table-cell table:number-columns-repeated="3"/>
        </table:table-row>
        <table:table-row table:style-name="ro1">
          <table:table-cell office:value-type="string">
            <text:p><text:s text:c="3"/>20</text:p>
          </table:table-cell>
          <table:table-cell office:value-type="string">
            <text:p><text:s text:c="4"/>Oberon</text:p>
          </table:table-cell>
          <table:table-cell office:value-type="float" office:value="22.830314175046">
            <text:p>22.83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5">
          <table:table-cell office:value-type="string">
            <text:p>Note: Each satellite is assigned an index (<text:span text:style-name="T1">i</text:span>) consisting of one or two integers. Satellites in the same row </text:p>
          </table:table-cell>
          <table:table-cell table:style-name="Default" table:number-columns-repeated="7"/>
          <table:table-cell table:style-name="ce7"/>
        </table:table-row>
        <table:table-row table:style-name="ro5">
          <table:table-cell office:value-type="string">
            <text:p>have the same<text:span text:style-name="T1"> i</text:span>. The indexing system is explained in section 2.2.</text:p>
          </table:table-cell>
          <table:table-cell table:style-name="Default" table:number-columns-repeated="7"/>
          <table:table-cell table:style-name="ce7"/>
        </table:table-row>
        <table:table-row table:style-name="ro4">
          <table:table-cell table:style-name="ce1" office:value-type="string">
            <text:p><text:span text:style-name="T5">a</text:span>NASA(2021)</text:p>
          </table:table-cell>
          <table:table-cell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Default"/>
          <table:table-cell table:style-name="ce7"/>
        </table:table-row>
        <table:table-row table:style-name="ro5">
          <table:table-cell table:style-name="ce4" office:value-type="string">
            <text:p><text:span text:style-name="T6">b</text:span>Section <text:span text:style-name="T7">2.1.b</text:span> explains why Cupid does not have an index nor is it used in the analysis. 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Default"/>
          <table:table-cell table:style-name="ce7"/>
        </table:table-row>
        <table:table-row table:style-name="ro4">
          <table:table-cell table:style-name="ce1" office:value-type="string">
            <text:p><text:span text:style-name="T5">c</text:span>Rings LeV&amp;Las stands for Rings LeVerrier and Lassell <text:s text:c="2"/>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Default"/>
          <table:table-cell table:style-name="ce10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1">02/21/2022</text:date>, <text:time>15:0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